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Broadway" svg:font-family="Broadway" style:font-family-generic="decorativ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Dream_20_heading">
      <style:text-properties style:font-name="Times New Roman" fo:font-weight="normal" style:font-weight-asian="normal" style:font-weight-complex="normal"/>
    </style:style>
    <style:style style:name="P2" style:family="paragraph" style:parent-style-name="Dream_20_heading">
      <style:text-properties style:font-name="Times New Roman" fo:font-style="normal" fo:font-weight="normal"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eams are the foundation of progress. They inspire us to pursue greatness and imagine a better future. Every innovation, every discovery, every success story begins with a dream. Those who dare to dream, and work consistently towards it, eventually turn the impossible into possible. Dreams help us visualize our potential and give us purpose. While challenges may arise, dreams fuel determination and courage. They act as guiding stars that keep us focused and motivated. Without dreams, our lives lack direction. So, it is important not only to dream but also to believe in them, nurture them, and chase them relentlessly.</text:h>
      <text:h text:style-name="P2" text:outline-level="1"/>
      <text:h text:style-name="Dream_20_Qoute" text:outline-level="1">Dreams are the foundation of progress. They inspire us to pursue greatness and imagine a better future. </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Broadway" svg:font-family="Broadway" style:font-family-generic="decorativ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Dream_20_heading" style:display-name="Dream heading" style:family="paragraph" style:parent-style-name="Heading_20_1" style:default-outline-level="" style:list-style-name="">
      <style:text-properties fo:color="#c9211e" loext:opacity="100%" style:font-name="Times New Roman" fo:font-family="'Times New Roman'" style:font-family-generic="roman" style:font-pitch="variable" fo:font-size="24pt" style:font-size-asian="24pt" style:font-size-complex="24pt"/>
    </style:style>
    <style:style style:name="Dream_20_Qoute" style:display-name="Dream Qoute" style:family="paragraph" style:parent-style-name="Dream_20_heading">
      <style:paragraph-properties fo:text-align="center" style:justify-single-word="false"/>
      <style:text-properties fo:color="#5983b0" loext:opacity="100%" style:font-name="Broadway" fo:font-family="Broadway" style:font-family-generic="decorative" style:font-pitch="variable" fo:font-size="16pt" fo:font-weight="normal" style:font-size-asian="16pt" style:font-weight-asian="normal" style:font-size-complex="16pt"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22T10:26:40.870223600</meta:creation-date>
    <dc:date>2025-06-20T10:41:03.207083600</dc:date>
    <meta:editing-duration>PT10M42S</meta:editing-duration>
    <meta:editing-cycles>2</meta:editing-cycles>
    <meta:generator>LibreOffice/25.2.2.2$Windows_X86_64 LibreOffice_project/7370d4be9e3cf6031a51beef54ff3bda878e3fac</meta:generator>
    <meta:document-statistic meta:table-count="0" meta:image-count="0" meta:object-count="0" meta:page-count="1" meta:paragraph-count="2" meta:word-count="117" meta:character-count="729" meta:non-whitespace-character-count="613"/>
  </office:meta>
</office:document-meta>
</file>